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FreeSans2" svg:font-family="FreeSans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svg:stroke-color="#ff420e" draw:fill="solid" draw:fill-color="#ff9999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579d1c" draw:fill="solid" draw:fill-color="#99ff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6600" draw:fill="solid" draw:fill-color="#99ff66" draw:auto-grow-height="false" fo:min-height="0.749cm" fo:min-width="0.499cm" fo:wrap-option="no-wrap"/>
    </style:style>
    <style:style style:name="gr7" style:family="graphic" style:parent-style-name="standard">
      <style:graphic-properties draw:auto-grow-height="false" fo:min-height="0.749cm" fo:min-width="0.499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standard">
      <style:graphic-properties svg:stroke-color="#00ccff" draw:fill="solid" draw:fill-color="#00cc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ccff" draw:fill="solid" draw:fill-color="#00ccff" draw:auto-grow-height="false" fo:min-height="0.749cm" fo:min-width="0.499cm" fo:wrap-option="no-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916cm"/>
    </style:style>
    <style:style style:name="gr18" style:family="graphic" style:parent-style-name="objectwithoutfill">
      <style:graphic-properties draw:stroke="dash" draw:stroke-dash="Ultrafine_20_Dashed" svg:stroke-color="#00ccff" draw:marker-end="Arrow" draw:marker-end-width="0.3cm" draw:fill="none" draw:textarea-vertical-align="middle"/>
    </style:style>
    <style:style style:name="gr1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0" style:family="graphic" style:parent-style-name="standard">
      <style:graphic-properties svg:stroke-color="#579d1c" draw:fill="solid" draw:fill-color="#99ff99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000000" draw:fill="solid" draw:fill-color="#ffffff" draw:auto-grow-height="false" fo:min-height="0.749cm" fo:min-width="0.499cm" fo:wrap-option="no-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cm"/>
    </style:style>
    <style:style style:name="gr2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9cm" fo:min-width="1.0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cm"/>
    </style:style>
    <style:style style:name="gr27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2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cm" fo:min-width="0cm"/>
    </style:style>
    <style:style style:name="gr3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1.3cm" svg:height="12.6cm" svg:x="46.6cm" svg:y="1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cm" svg:height="1.3cm" svg:x="53cm" svg:y="37.1cm">
          <text:p text:style-name="P1"><text:span text:style-name="T1">CAN2 RX</text:span></text:p>
          <text:p text:style-name="P1"><text:span text:style-name="T1">прерыван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8" draw:id="id18" draw:layer="layout" svg:width="2.1cm" svg:height="2.4cm" svg:x="40.6cm" svg:y="1.7cm">
          <text:p text:style-name="P1"><text:span text:style-name="T1">Инициализация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xml:id="id13" draw:id="id13" draw:layer="layout" svg:width="2.9cm" svg:height="1.3cm" svg:x="50.7cm" svg:y="15.5cm">
          <text:p text:style-name="P1"><text:span text:style-name="T1">CAN1 RX</text:span></text:p>
          <text:p text:style-name="P1"><text:span text:style-name="T1">прерывани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8" draw:id="id8" draw:layer="layout" svg:width="1.3cm" svg:height="0.801cm" draw:transform="rotate (1.5707963267949) translate (55.3cm 19.1cm)">
          <text:p/>
          <draw:enhanced-geometry svg:viewBox="0 0 21600 21600" draw:mirror-horizontal="false" draw:mirror-vertical="false" draw:text-areas="0 0 21600 21600" draw:type="chevron" draw:modifiers="17084.08916218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10" draw:id="id10" draw:layer="layout" svg:width="2.9cm" svg:height="1.3cm" svg:x="52.5cm" svg:y="20.6cm">
          <text:p text:style-name="P1"><text:span text:style-name="T1">Задача</text:span></text:p>
          <text:p text:style-name="P1"><text:span text:style-name="T1">обслуживания</text:span></text:p>
          <text:p text:style-name="P1"><text:span text:style-name="T1">CAN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2" draw:id="id12" draw:layer="layout" svg:width="2.3cm" svg:height="1.8cm" svg:x="45.3cm" svg:y="5.2cm">
          <text:p text:style-name="P1"><text:span text:style-name="T1">EEPROM</text:span></text:p>
          <draw:enhanced-geometry svg:viewBox="0 0 88 21600" draw:mirror-vertical="false" draw:mirror-horizont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xml:id="id1" draw:id="id1" draw:layer="layout" svg:width="2.9cm" svg:height="1.3cm" svg:x="40.8cm" svg:y="5.5cm">
          <text:p text:style-name="P1"><text:span text:style-name="T1">Задача</text:span></text:p>
          <text:p text:style-name="P1"><text:span text:style-name="T1">EEPR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4" draw:id="id14" draw:layer="layout" svg:width="1.3cm" svg:height="0.801cm" draw:transform="rotate (-1.5707963267949) translate (52.6cm 18cm)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9" draw:id="id9" draw:layer="layout" svg:width="2.9cm" svg:height="1.3cm" svg:x="54.3cm" svg:y="15.5cm">
          <text:p text:style-name="P1"><text:span text:style-name="T1">CAN1 TX</text:span></text:p>
          <text:p text:style-name="P1"><text:span text:style-name="T1">прерывани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9cm" svg:height="1.3cm" svg:x="53cm" svg:y="35.5cm">
          <text:p text:style-name="P1"><text:span text:style-name="T1">CAN2 TX</text:span></text:p>
          <text:p text:style-name="P1"><text:span text:style-name="T1">прерыван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0.9cm" svg:height="0.9cm" svg:x="41.74cm" svg:y="31.3cm">
          <text:p><text:span text:style-name="T1">№</text:span><text:span text:style-name="T1">1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1" draw:layer="layout" svg:width="1.3cm" svg:height="0.801cm" svg:x="6.1cm" svg:y="43.5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layer="layout" svg:width="0.7cm" svg:height="0.7cm" svg:x="6.294cm" svg:y="45.4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8" draw:layer="layout" svg:width="2.907cm" svg:height="0.962cm" svg:x="8cm" svg:y="43.6cm">
          <draw:text-box>
            <text:p>очередь</text:p>
          </draw:text-box>
        </draw:frame>
        <draw:frame draw:style-name="gr8" draw:layer="layout" svg:width="3.406cm" svg:height="1.673cm" svg:x="7.694cm" svg:y="44.689cm">
          <draw:text-box>
            <text:p>семафор</text:p>
            <text:p>двоичный</text:p>
          </draw:text-box>
        </draw:frame>
        <draw:connector draw:style-name="gr9" draw:text-style-name="P1" draw:layer="layout" draw:type="line" svg:x1="15.7cm" svg:y1="44cm" svg:x2="18.295cm" svg:y2="43.982cm" svg:d="M15700 44000l2595-18" svg:viewBox="0 0 2596 19">
          <text:p/>
        </draw:connector>
        <draw:frame draw:style-name="gr8" draw:layer="layout" svg:width="10.281cm" svg:height="0.962cm" svg:x="18.519cm" svg:y="43.438cm">
          <draw:text-box>
            <text:p>передача данных односторонняя</text:p>
          </draw:text-box>
        </draw:frame>
        <draw:frame draw:style-name="gr8" draw:layer="layout" svg:width="9.875cm" svg:height="0.962cm" svg:x="18.525cm" svg:y="44.438cm">
          <draw:text-box>
            <text:p>передача данных двусторонняя</text:p>
          </draw:text-box>
        </draw:frame>
        <draw:connector draw:style-name="gr10" draw:text-style-name="P1" draw:layer="layout" draw:type="line" svg:x1="15.587cm" svg:y1="44.91cm" svg:x2="18.2cm" svg:y2="44.9cm" svg:d="M15587 44910l2613-10" svg:viewBox="0 0 2614 11">
          <text:p/>
        </draw:connector>
        <draw:connector draw:style-name="gr11" draw:text-style-name="P1" draw:layer="layout" draw:type="line" svg:x1="15.831cm" svg:y1="45.963cm" svg:x2="18.2cm" svg:y2="46cm" svg:d="M15831 45963l2369 37" svg:viewBox="0 0 2370 38">
          <text:p/>
        </draw:connector>
        <draw:frame draw:style-name="gr8" draw:layer="layout" svg:width="10.412cm" svg:height="0.962cm" svg:x="18.525cm" svg:y="45.438cm">
          <draw:text-box>
            <text:p>управление, использование и т.д.</text:p>
          </draw:text-box>
        </draw:frame>
        <draw:connector draw:style-name="gr12" draw:text-style-name="P1" draw:layer="layout" draw:type="line" svg:x1="15.8cm" svg:y1="47.1cm" svg:x2="18.395cm" svg:y2="47.082cm" svg:d="M15800 47100l2595-18" svg:viewBox="0 0 2596 19">
          <text:p/>
        </draw:connector>
        <draw:frame draw:style-name="gr8" draw:layer="layout" svg:width="7.237cm" svg:height="0.962cm" svg:x="18.619cm" svg:y="46.538cm">
          <draw:text-box>
            <text:p>аварийные сообщения</text:p>
          </draw:text-box>
        </draw:frame>
        <draw:custom-shape draw:style-name="gr13" draw:text-style-name="P2" xml:id="id11" draw:id="id11" draw:layer="layout" svg:width="4cm" svg:height="1.3cm" svg:x="50.7cm" svg:y="24.6cm">
          <text:p text:style-name="P1"><text:span text:style-name="T1">Основная</text:span></text:p>
          <text:p text:style-name="P1"><text:span text:style-name="T1">(прикладная)</text:span></text:p>
          <text:p text:style-name="P1"><text:span text:style-name="T1">задач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0.9cm" svg:height="0.9cm" svg:x="48.7cm" svg:y="23.7cm">
          <text:p><text:span text:style-name="T1">№</text:span><text:span text:style-name="T1">2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2" xml:id="id20" draw:id="id20" draw:layer="layout" svg:width="2.6cm" svg:height="0.801cm" svg:x="32.9cm" svg:y="5.799cm">
          <text:p text:style-name="P1"><text:span text:style-name="T1">команды</text:span></text:p>
          <draw:enhanced-geometry svg:viewBox="0 0 21600 21600" draw:mirror-horizontal="false" draw:mirror-vertical="false" draw:text-areas="0 0 21600 21600" draw:type="chevron" draw:modifiers="19648.442906574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21" draw:id="id21" draw:layer="layout" svg:width="2.8cm" svg:height="0.801cm" draw:transform="rotate (-3.14159265358979) translate (35.5cm 7.907cm)">
          <text:p text:style-name="P1"><text:span text:style-name="T1"/></text:p>
          <draw:enhanced-geometry svg:viewBox="0 0 21600 21600" draw:mirror-horizontal="false" draw:mirror-vertical="false" draw:text-areas="0 0 21600 21600" draw:type="chevron" draw:modifiers="20229.989658738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5" draw:text-style-name="P3" xml:id="id22" draw:id="id22" draw:layer="layout" svg:width="2.526cm" svg:height="1.207cm" svg:x="32.9cm" svg:y="6.9cm">
          <draw:text-box>
            <text:p><text:span text:style-name="T1">ответы/</text:span></text:p>
            <text:p><text:span text:style-name="T1">состояние</text:span></text:p>
          </draw:text-box>
        </draw:frame>
        <draw:custom-shape draw:style-name="gr3" draw:text-style-name="P2" xml:id="id6" draw:id="id6" draw:layer="layout" svg:width="4.5cm" svg:height="1.7cm" svg:x="36.6cm" svg:y="15cm">
          <text:p text:style-name="P1"><text:span text:style-name="T1">«сущность»</text:span></text:p>
          <text:p text:style-name="P1"><text:span text:style-name="T1">OD</text:span></text:p>
          <text:p text:style-name="P1"><text:span text:style-name="T1">(объектный словарь)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аварийные сообщения" draw:line-skew="0cm 24.749cm 3.07cm" svg:x1="42.25cm" svg:y1="5.5cm" svg:x2="25.001cm" svg:y2="24.428cm" draw:start-shape="id1" draw:start-glue-point="0" draw:end-shape="id2" draw:end-glue-point="2" svg:d="M42250 5500v-501h16450v23001h-33699v-3572" svg:viewBox="0 0 33700 23002">
          <text:p/>
        </draw:connector>
        <draw:connector draw:style-name="gr12" draw:text-style-name="P1" draw:layer="аварийные сообщения" svg:x1="53.15cm" svg:y1="33.9cm" svg:x2="58.693cm" svg:y2="27.914cm" draw:start-shape="id3" draw:start-glue-point="0" svg:d="M53150 33900v-3243h5543v-2743" svg:viewBox="0 0 5544 5987">
          <text:p/>
        </draw:connector>
        <draw:connector draw:style-name="gr9" draw:text-style-name="P1" draw:layer="информационные потоки" svg:x1="9.55cm" svg:y1="13.6cm" svg:x2="24.701cm" svg:y2="15.201cm" draw:start-shape="id4" draw:start-glue-point="2" draw:end-shape="id5" draw:end-glue-point="3" svg:d="M9550 13600v1601h15151" svg:viewBox="0 0 15152 1602">
          <text:p/>
        </draw:connector>
        <draw:frame draw:style-name="gr16" draw:text-style-name="P3" draw:layer="информационные потоки" svg:width="1.725cm" svg:height="0.729cm" svg:x="10.675cm" svg:y="14.1cm">
          <draw:text-box>
            <text:p><text:span text:style-name="T1">RPDO</text:span></text:p>
          </draw:text-box>
        </draw:frame>
        <draw:frame draw:style-name="gr17" draw:text-style-name="P3" draw:layer="информационные потоки" svg:width="4.274cm" svg:height="0.729cm" svg:x="23.326cm" svg:y="20.071cm">
          <draw:text-box>
            <text:p><text:span text:style-name="T1">SignaNMTReceived</text:span></text:p>
          </draw:text-box>
        </draw:frame>
        <draw:frame draw:style-name="gr15" draw:text-style-name="P3" draw:layer="информационные потоки" svg:width="1.421cm" svg:height="0.729cm" svg:x="11.679cm" svg:y="11.4cm">
          <draw:text-box>
            <text:p><text:span text:style-name="T1">SDO</text:span></text:p>
          </draw:text-box>
        </draw:frame>
        <draw:connector draw:style-name="gr9" draw:text-style-name="P1" draw:layer="информационные потоки" draw:type="line" svg:x1="28.1cm" svg:y1="15.5cm" svg:x2="36.6cm" svg:y2="15.85cm" draw:end-shape="id6" svg:d="M28100 15500l8500 350" svg:viewBox="0 0 8501 351">
          <text:p/>
        </draw:connector>
        <draw:connector draw:style-name="gr10" draw:text-style-name="P1" draw:layer="информационные потоки" draw:type="line" svg:x1="27.9cm" svg:y1="11cm" svg:x2="36.6cm" svg:y2="15.85cm" draw:start-shape="id7" draw:start-glue-point="4" draw:end-shape="id6" draw:end-glue-point="3" svg:d="M27900 11000l8700 4850" svg:viewBox="0 0 8701 4851">
          <text:p/>
        </draw:connector>
        <draw:connector draw:style-name="gr9" draw:text-style-name="P1" draw:layer="информационные потоки" draw:type="line" svg:x1="55.7cm" svg:y1="17.8cm" svg:x2="55.75cm" svg:y2="16.8cm" draw:start-shape="id8" draw:start-glue-point="1" draw:end-shape="id9" svg:d="M55700 17800l50-1000" svg:viewBox="0 0 51 1001">
          <text:p/>
        </draw:connector>
        <draw:connector draw:style-name="gr9" draw:text-style-name="P1" draw:layer="информационные потоки" draw:type="line" svg:x1="53.95cm" svg:y1="20.6cm" svg:x2="55.7cm" svg:y2="19.1cm" draw:start-shape="id10" draw:start-glue-point="0" draw:end-shape="id8" draw:end-glue-point="3" svg:d="M53950 20600l1750-1500" svg:viewBox="0 0 1751 1501">
          <text:p/>
        </draw:connector>
        <draw:connector draw:style-name="gr9" draw:text-style-name="P1" draw:layer="информационные потоки" draw:type="line" svg:x1="52.5cm" svg:y1="21.25cm" svg:x2="41.1cm" svg:y2="15.85cm" draw:start-shape="id10" draw:start-glue-point="3" draw:end-shape="id6" svg:d="M52500 21250l-11400-5400" svg:viewBox="0 0 11401 5401">
          <text:p/>
        </draw:connector>
        <draw:connector draw:style-name="gr10" draw:text-style-name="P1" draw:layer="информационные потоки" draw:type="line" svg:x1="38.85cm" svg:y1="16.7cm" svg:x2="52.7cm" svg:y2="24.6cm" draw:start-shape="id6" draw:start-glue-point="2" draw:end-shape="id11" draw:end-glue-point="0" svg:d="M38850 16700l13850 7900" svg:viewBox="0 0 13851 7901">
          <text:p/>
        </draw:connector>
        <draw:connector draw:style-name="gr10" draw:text-style-name="P1" draw:layer="информационные потоки" draw:type="line" svg:x1="43.7cm" svg:y1="6.15cm" svg:x2="45.3cm" svg:y2="6.1cm" draw:start-shape="id1" draw:start-glue-point="1" draw:end-shape="id12" draw:end-glue-point="6" svg:d="M43700 6150l1600-50" svg:viewBox="0 0 1601 51">
          <text:p/>
        </draw:connector>
        <draw:connector draw:style-name="gr10" draw:text-style-name="P1" draw:layer="информационные потоки" draw:type="line" svg:x1="38.85cm" svg:y1="15cm" svg:x2="42.25cm" svg:y2="6.8cm" draw:start-shape="id6" draw:start-glue-point="0" draw:end-shape="id1" draw:end-glue-point="2" svg:d="M38850 15000l3400-8200" svg:viewBox="0 0 3401 8201">
          <text:p/>
        </draw:connector>
        <draw:connector draw:style-name="gr9" draw:text-style-name="P1" draw:layer="информационные потоки" draw:type="line" svg:x1="52.15cm" svg:y1="16.8cm" svg:x2="52.2cm" svg:y2="18cm" draw:start-shape="id13" draw:end-shape="id14" draw:end-glue-point="3" svg:d="M52150 16800l50 1200" svg:viewBox="0 0 51 1201">
          <text:p/>
        </draw:connector>
        <draw:connector draw:style-name="gr9" draw:text-style-name="P1" draw:layer="информационные потоки" draw:type="line" svg:x1="52.2cm" svg:y1="19.3cm" svg:x2="53.95cm" svg:y2="20.6cm" draw:start-shape="id14" draw:start-glue-point="1" draw:end-shape="id10" draw:end-glue-point="0" svg:d="M52200 19300l1750 1300" svg:viewBox="0 0 1751 1301">
          <text:p/>
        </draw:connector>
        <draw:connector draw:style-name="gr9" draw:text-style-name="P1" draw:layer="информационные потоки" draw:line-skew="-6.751cm" svg:x1="27.9cm" svg:y1="11cm" svg:x2="49.8cm" svg:y2="36.78cm" draw:start-shape="id7" draw:start-glue-point="4" draw:end-shape="id3" draw:end-glue-point="5" svg:d="M27900 11000h4200v25780h17700" svg:viewBox="0 0 21901 25781">
          <text:p/>
        </draw:connector>
        <draw:connector draw:style-name="gr9" draw:text-style-name="P1" draw:layer="информационные потоки" svg:x1="43.24cm" svg:y1="33.5cm" svg:x2="49.8cm" svg:y2="36.78cm" draw:start-shape="id15" draw:start-glue-point="2" draw:end-shape="id3" draw:end-glue-point="5" svg:d="M43240 33500v3280h6560" svg:viewBox="0 0 6561 3281">
          <text:p/>
        </draw:connector>
        <draw:connector draw:style-name="gr9" draw:text-style-name="P1" draw:layer="информационные потоки" svg:x1="11.4cm" svg:y1="12.3cm" svg:x2="24.5cm" svg:y2="10.7cm" draw:start-shape="id4" draw:start-glue-point="1" draw:end-shape="id7" draw:end-glue-point="3" svg:d="M11400 12300h6551v-1600h6549" svg:viewBox="0 0 13101 1601">
          <text:p/>
        </draw:connector>
        <draw:connector draw:style-name="gr10" draw:text-style-name="P1" draw:layer="информационные потоки" draw:type="line" svg:x1="27.101cm" svg:y1="22.978cm" svg:x2="36.6cm" svg:y2="15.85cm" draw:start-shape="id2" draw:start-glue-point="1" draw:end-shape="id6" svg:d="M27101 22978l9499-7128" svg:viewBox="0 0 9500 7129">
          <text:p/>
        </draw:connector>
        <draw:connector draw:style-name="gr9" draw:text-style-name="P1" draw:layer="информационные потоки" draw:type="curve" svg:x1="52.7cm" svg:y1="25.9cm" svg:x2="44.94cm" svg:y2="32.3cm" draw:start-shape="id11" draw:start-glue-point="2" draw:end-shape="id15" draw:end-glue-point="4" svg:d="M52700 25900c0 4267-2586 6400-7760 6400" svg:viewBox="0 0 7761 6401">
          <text:p/>
        </draw:connector>
        <draw:connector draw:style-name="gr9" draw:text-style-name="P1" draw:layer="информационные потоки" draw:type="curve" svg:x1="22.901cm" svg:y1="23.268cm" svg:x2="12.8cm" svg:y2="25.665cm" draw:start-shape="id2" draw:start-glue-point="5" draw:end-shape="id16" draw:end-glue-point="1" svg:d="M22901 23268c-7575 0-2525 2397-10101 2397" svg:viewBox="0 0 10102 2398">
          <text:p/>
        </draw:connector>
        <draw:connector draw:style-name="gr9" draw:text-style-name="P1" draw:layer="информационные потоки" draw:line-skew="-6.801cm" svg:x1="28.001cm" svg:y1="30.701cm" svg:x2="49.8cm" svg:y2="36.78cm" draw:start-shape="id17" draw:start-glue-point="4" draw:end-shape="id3" draw:end-glue-point="5" svg:d="M28001 30701h4099v6079h17700" svg:viewBox="0 0 21800 6080">
          <text:p/>
        </draw:connector>
        <draw:connector draw:style-name="gr9" draw:text-style-name="P1" draw:layer="информационные потоки" svg:x1="9.55cm" svg:y1="13.6cm" svg:x2="25cm" svg:y2="21.527cm" draw:start-shape="id4" draw:start-glue-point="2" svg:d="M9550 13600v4215h15450v3712" svg:viewBox="0 0 15451 7928">
          <text:p/>
        </draw:connector>
        <draw:connector draw:style-name="gr11" draw:text-style-name="P1" draw:layer="управление" draw:type="line" svg:x1="41.65cm" svg:y1="4.1cm" svg:x2="42.25cm" svg:y2="5.5cm" draw:start-shape="id18" draw:start-glue-point="6" draw:end-shape="id1" draw:end-glue-point="0" svg:d="M41650 4100l600 1400" svg:viewBox="0 0 601 1401">
          <text:p/>
        </draw:connector>
        <draw:connector draw:style-name="gr18" draw:text-style-name="P1" draw:layer="управление" draw:type="curve" draw:line-skew="-3.501cm" svg:x1="28.1cm" svg:y1="15.5cm" svg:x2="48.1cm" svg:y2="24.5cm" draw:end-shape="id19" draw:end-glue-point="3" svg:d="M28100 15500c9373 0-626 9000 20000 9000" svg:viewBox="0 0 20001 9001">
          <text:p/>
        </draw:connector>
        <draw:connector draw:style-name="gr18" draw:text-style-name="P1" draw:layer="управление" draw:type="curve" draw:line-skew="-0.549cm" svg:x1="52.5cm" svg:y1="21.25cm" svg:x2="48.1cm" svg:y2="24.5cm" draw:start-shape="id10" draw:start-glue-point="3" draw:end-shape="id19" draw:end-glue-point="3" svg:d="M52500 21250c-8175 0-5975 3250-4400 3250" svg:viewBox="0 0 5906 3251">
          <text:p/>
        </draw:connector>
        <draw:connector draw:style-name="gr18" draw:text-style-name="P4" draw:layer="управление" draw:type="curve" draw:line-skew="-2.101cm" svg:x1="27.9cm" svg:y1="11cm" svg:x2="48.1cm" svg:y2="24.5cm" draw:start-shape="id7" draw:start-glue-point="4" draw:end-shape="id19" draw:end-glue-point="3" svg:d="M27900 11000c12000 0 1900 13500 20200 13500" svg:viewBox="0 0 20201 13501">
          <text:p/>
        </draw:connector>
        <draw:connector draw:style-name="gr11" draw:text-style-name="P1" draw:layer="управление" draw:type="curve" svg:x1="26.2cm" svg:y1="9.2cm" svg:x2="32.9cm" svg:y2="6.199cm" draw:start-shape="id7" draw:start-glue-point="0" draw:end-shape="id20" draw:end-glue-point="3" svg:d="M26200 9200c0-2001 2233-3001 6700-3001" svg:viewBox="0 0 6701 3002">
          <text:p/>
        </draw:connector>
        <draw:connector draw:style-name="gr11" draw:text-style-name="P1" draw:layer="управление" draw:type="curve" svg:x1="35.5cm" svg:y1="6.199cm" svg:x2="40.8cm" svg:y2="6.15cm" draw:start-shape="id20" draw:start-glue-point="1" draw:end-shape="id1" svg:d="M35500 6199c3976 0 1327-49 5300-49" svg:viewBox="0 0 5301 50">
          <text:p/>
        </draw:connector>
        <draw:connector draw:style-name="gr11" draw:text-style-name="P1" draw:layer="управление" draw:type="curve" svg:x1="32.7cm" svg:y1="7.507cm" svg:x2="26.2cm" svg:y2="9.2cm" draw:start-shape="id21" draw:start-glue-point="1" draw:end-shape="id7" draw:end-glue-point="0" svg:d="M32700 7507c-4334 0-6500 564-6500 1693" svg:viewBox="0 0 6501 1694">
          <text:p/>
        </draw:connector>
        <draw:connector draw:style-name="gr11" draw:text-style-name="P1" draw:layer="управление" draw:type="curve" svg:x1="40.8cm" svg:y1="6.15cm" svg:x2="35.426cm" svg:y2="7.503cm" draw:start-shape="id1" draw:start-glue-point="3" draw:end-shape="id22" draw:end-glue-point="1" svg:d="M40800 6150c-4030 0-1344 1353-5374 1353" svg:viewBox="0 0 5375 1354">
          <text:p/>
        </draw:connector>
        <draw:connector draw:style-name="gr9" draw:text-style-name="P1" draw:layer="информационные потоки" svg:x1="9.55cm" svg:y1="13.6cm" svg:x2="8.9cm" svg:y2="22.433cm" draw:start-shape="id4" draw:start-glue-point="2" draw:end-shape="id23" draw:end-glue-point="1" svg:d="M9550 13600v8833h-650" svg:viewBox="0 0 651 8834">
          <text:p/>
        </draw:connector>
        <draw:frame draw:style-name="gr15" draw:text-style-name="P3" draw:layer="информационные потоки" svg:width="4.041cm" svg:height="0.729cm" svg:x="9.459cm" svg:y="21.8cm">
          <draw:text-box>
            <text:p><text:span text:style-name="T1">SignalHBReceived</text:span></text:p>
          </draw:text-box>
        </draw:frame>
        <draw:connector draw:style-name="gr12" draw:text-style-name="P1" draw:layer="аварийные сообщения" draw:line-skew="3.601cm" svg:x1="6.7cm" svg:y1="23.868cm" svg:x2="25cm" svg:y2="24.427cm" draw:start-shape="id23" draw:start-glue-point="2" svg:d="M6700 23868v4132h18300v-3573" svg:viewBox="0 0 18301 4133">
          <text:p/>
        </draw:connector>
        <draw:connector draw:style-name="gr12" draw:text-style-name="P1" draw:layer="аварийные сообщения" draw:line-skew="0.798cm" svg:x1="51.75cm" svg:y1="26.7cm" svg:x2="25cm" svg:y2="24.427cm" draw:start-shape="id19" draw:start-glue-point="2" svg:d="M51750 26700v1300h-26750v-3573" svg:viewBox="0 0 26751 3574">
          <text:p/>
        </draw:connector>
        <draw:connector draw:style-name="gr9" draw:text-style-name="P1" draw:layer="информационные потоки" draw:type="curve" svg:x1="22.901cm" svg:y1="23.268cm" svg:x2="8.9cm" svg:y2="22.72cm" draw:start-shape="id2" draw:start-glue-point="5" draw:end-shape="id23" draw:end-glue-point="4" svg:d="M22901 23268c-10500 0-3500-548-14001-548" svg:viewBox="0 0 14002 549">
          <text:p/>
        </draw:connector>
        <draw:custom-shape draw:name="PackageName" draw:style-name="gr19" draw:text-style-name="P6" xml:id="id23" draw:id="id23" draw:layer="layout" svg:width="4.4cm" svg:height="2.87cm" svg:x="4.5cm" svg:y="20.998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5"><text:span text:style-name="T2">CO_HBConsumer</text:span>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style-name="gr4" draw:text-style-name="P1" draw:layer="layout" svg:width="0.7cm" svg:height="0.6cm" draw:transform="rotate (-3.14159265358979) translate (8cm 22.398cm)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1.2cm" svg:height="0.7cm" svg:x="5.5cm" svg:y="22.398cm">
          <text:p text:style-name="P1"><text:span text:style-name="T1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7cm" svg:height="0.6cm" draw:transform="rotate (-3.14159265358979) translate (8cm 23.098cm)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1" draw:text-style-name="P3" draw:layer="layout" svg:width="0.6cm" svg:height="0.5cm" svg:x="7.3cm" svg:y="23.198cm">
          <text:p><text:span text:style-name="T1"/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2" draw:text-style-name="P3" draw:layer="информационные потоки" svg:width="5.04cm" svg:height="0.729cm" svg:x="8.96cm" svg:y="22.771cm">
          <draw:text-box>
            <text:p><text:span text:style-name="T1">SignalCOStateChanged</text:span></text:p>
          </draw:text-box>
        </draw:frame>
        <draw:custom-shape draw:style-name="gr4" draw:text-style-name="P1" draw:layer="layout" svg:width="0.7cm" svg:height="0.6cm" draw:transform="rotate (1.5707963267949) translate (24.9cm 24.129cm)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name="PackageName" draw:style-name="gr23" draw:text-style-name="P6" xml:id="id16" draw:id="id16" draw:layer="layout" svg:width="3.2cm" svg:height="2.47cm" svg:x="9.6cm" svg:y="24.43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5"><text:span text:style-name="T2">CO_led</text:span>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style-name="gr4" draw:text-style-name="P1" draw:layer="layout" svg:width="0.8cm" svg:height="0.5cm" draw:transform="rotate (-3.14159265358979) translate (12.4cm 26.3cm)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1.2cm" svg:height="0.7cm" svg:x="10cm" svg:y="25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информационные потоки" svg:width="5.04cm" svg:height="0.729cm" svg:x="12.9cm" svg:y="26.001cm">
          <draw:text-box>
            <text:p><text:span text:style-name="T1">SignalCOStateChanged</text:span></text:p>
          </draw:text-box>
        </draw:frame>
        <draw:custom-shape draw:style-name="gr24" draw:text-style-name="P1" xml:id="id24" draw:id="id24" draw:layer="layout" svg:width="0.6cm" svg:height="0.5cm" svg:x="7.5cm" svg:y="25.6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9" draw:text-style-name="P1" draw:layer="информационные потоки" draw:type="curve" svg:x1="9.6cm" svg:y1="25.912cm" svg:x2="8.1cm" svg:y2="25.88cm" draw:start-shape="id16" draw:start-glue-point="5" draw:end-shape="id24" draw:end-glue-point="10" svg:d="M9600 25912c-1123 0-374-32-1500-32" svg:viewBox="0 0 1501 33">
          <text:p/>
        </draw:connector>
        <draw:connector draw:style-name="gr9" draw:text-style-name="P1" draw:layer="информационные потоки" draw:type="curve" draw:line-skew="-0.837cm" svg:x1="22.901cm" svg:y1="23.268cm" svg:x2="23.601cm" svg:y2="30.701cm" draw:start-shape="id2" draw:start-glue-point="5" draw:end-shape="id17" draw:end-glue-point="5" svg:d="M22901 23268c-2007 0-2357 7433 700 7433" svg:viewBox="0 0 2252 7434">
          <text:p/>
        </draw:connector>
        <draw:frame draw:style-name="gr15" draw:text-style-name="P3" draw:layer="информационные потоки" svg:width="5.04cm" svg:height="0.729cm" svg:x="20.9cm" svg:y="28.371cm">
          <draw:text-box>
            <text:p><text:span text:style-name="T1">SignalCOStateChanged</text:span></text:p>
          </draw:text-box>
        </draw:frame>
        <draw:connector draw:style-name="gr9" draw:text-style-name="P1" draw:layer="информационные потоки" draw:type="curve" draw:line-skew="-4.15cm" svg:x1="22.901cm" svg:y1="23.268cm" svg:x2="23.7cm" svg:y2="34.14cm" draw:start-shape="id2" draw:start-glue-point="5" svg:d="M22901 23268c-6976 0-7376 10872 799 10872" svg:viewBox="0 0 6083 10873">
          <text:p/>
        </draw:connector>
        <draw:frame draw:style-name="gr15" draw:text-style-name="P3" draw:layer="информационные потоки" svg:width="3.901cm" svg:height="0.729cm" svg:x="19.899cm" svg:y="32.671cm">
          <draw:text-box>
            <text:p><text:span text:style-name="T1">SignalEMCYSend</text:span></text:p>
          </draw:text-box>
        </draw:frame>
        <draw:connector draw:style-name="gr9" draw:text-style-name="P1" draw:layer="информационные потоки" draw:line-skew="-6.801cm" svg:x1="28.001cm" svg:y1="34.141cm" svg:x2="49.8cm" svg:y2="36.78cm" draw:start-shape="id25" draw:start-glue-point="4" draw:end-shape="id3" draw:end-glue-point="5" svg:d="M28001 34141h4099v2639h17700" svg:viewBox="0 0 21800 2640">
          <text:p/>
        </draw:connector>
        <draw:custom-shape draw:style-name="gr4" draw:text-style-name="P1" draw:layer="layout" svg:width="0.7cm" svg:height="0.6cm" svg:x="24.4cm" svg:y="34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1" draw:text-style-name="P3" draw:layer="layout" svg:width="0.6cm" svg:height="0.5cm" svg:x="24.3cm" svg:y="34.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9" draw:text-style-name="P1" draw:layer="информационные потоки" draw:type="curve" draw:line-skew="-2.45cm" svg:x1="22.901cm" svg:y1="22.978cm" svg:x2="23.701cm" svg:y2="33.801cm" draw:start-shape="id2" draw:end-shape="id25" draw:end-glue-point="3" svg:d="M22901 22978c-4426 0-4826 10823 800 10823" svg:viewBox="0 0 4172 10824">
          <text:p/>
        </draw:connector>
        <draw:frame draw:style-name="gr15" draw:text-style-name="P3" draw:layer="информационные потоки" svg:width="5.04cm" svg:height="0.729cm" svg:x="18.46cm" svg:y="34.2cm">
          <draw:text-box>
            <text:p><text:span text:style-name="T1">SignalCOStateChanged</text:span></text:p>
          </draw:text-box>
        </draw:frame>
        <draw:frame draw:style-name="gr25" draw:text-style-name="P3" draw:layer="layout" svg:width="2.898cm" svg:height="1.207cm" svg:x="47cm" svg:y="14.893cm">
          <draw:text-box>
            <text:p><text:span text:style-name="T1">Прикладная</text:span></text:p>
            <text:p><text:span text:style-name="T1">часть</text:span></text:p>
          </draw:text-box>
        </draw:frame>
        <draw:frame draw:style-name="gr15" draw:text-style-name="P3" draw:layer="информационные потоки" svg:width="1.416cm" svg:height="0.729cm" svg:x="10.384cm" svg:y="16.671cm">
          <draw:text-box>
            <text:p><text:span text:style-name="T1">NMT</text:span></text:p>
          </draw:text-box>
        </draw:frame>
        <draw:frame draw:style-name="gr26" draw:text-style-name="P3" draw:layer="информационные потоки" svg:width="1.09cm" svg:height="0.729cm" svg:x="8.31cm" svg:y="17.7cm">
          <draw:text-box>
            <text:p><text:span text:style-name="T1">HB</text:span></text:p>
          </draw:text-box>
        </draw:frame>
        <draw:custom-shape draw:name="PackageName" draw:style-name="gr27" draw:text-style-name="P6" xml:id="id4" draw:id="id4" draw:layer="layout" svg:width="3.7cm" svg:height="2.6cm" svg:x="7.7cm" svg:y="11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5"><text:span text:style-name="T2">CO_RX</text:span></text:p>
          <draw:enhanced-geometry svg:viewBox="0 0 1000 718" draw:mirror-horizontal="false" draw:mirror-vertical="false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style-name="gr20" draw:text-style-name="P2" draw:layer="layout" svg:width="1.2cm" svg:height="0.7cm" svg:x="9.2cm" svg:y="11.9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7cm" svg:height="0.6cm" svg:x="8.1cm" svg:y="11.8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6" draw:text-style-name="P3" draw:layer="информационные потоки" svg:width="4.858cm" svg:height="0.729cm" svg:x="2.642cm" svg:y="10.7cm">
          <draw:text-box>
            <text:p><text:span text:style-name="T1">SignalCANRXFromISR</text:span></text:p>
          </draw:text-box>
        </draw:frame>
        <draw:frame draw:style-name="gr15" draw:text-style-name="P3" draw:layer="информационные потоки" svg:width="4.371cm" svg:height="0.729cm" svg:x="20.029cm" svg:y="9.771cm">
          <draw:text-box>
            <text:p><text:span text:style-name="T1">SignalSDOReceived</text:span></text:p>
          </draw:text-box>
        </draw:frame>
        <draw:frame draw:style-name="gr15" draw:text-style-name="P3" draw:layer="информационные потоки" svg:width="4.676cm" svg:height="0.729cm" svg:x="19.724cm" svg:y="14.3cm">
          <draw:text-box>
            <text:p><text:span text:style-name="T1">SignalRPDOReceived</text:span></text:p>
          </draw:text-box>
        </draw:frame>
        <draw:frame draw:style-name="gr15" draw:text-style-name="P3" draw:layer="информационные потоки" svg:width="5.04cm" svg:height="0.729cm" svg:x="19.6cm" svg:y="16.3cm">
          <draw:text-box>
            <text:p><text:span text:style-name="T1">SignalCOStateChanged</text:span></text:p>
          </draw:text-box>
        </draw:frame>
        <draw:connector draw:style-name="gr9" draw:text-style-name="P1" draw:layer="информационные потоки" draw:type="curve" draw:line-skew="-1.9cm" svg:x1="22.901cm" svg:y1="23.268cm" svg:x2="24.701cm" svg:y2="15.501cm" draw:start-shape="id2" draw:start-glue-point="5" draw:end-shape="id5" draw:end-glue-point="5" svg:d="M22901 23268c-3601 0-4501-7767 1800-7767" svg:viewBox="0 0 4622 7768">
          <text:p/>
        </draw:connector>
        <draw:custom-shape draw:style-name="gr4" draw:text-style-name="P1" draw:layer="layout" svg:width="0.7cm" svg:height="0.6cm" svg:x="26.3cm" svg:y="15.6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1" draw:text-style-name="P3" draw:layer="layout" svg:width="0.6cm" svg:height="0.53cm" svg:x="25.1cm" svg:y="14.6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12" draw:text-style-name="P1" draw:layer="аварийные сообщения" draw:line-skew="0cm 6.897cm 3.07cm" svg:x1="26.401cm" svg:y1="16.701cm" svg:x2="25.001cm" svg:y2="24.428cm" draw:start-shape="id5" draw:start-glue-point="2" draw:end-shape="id2" draw:end-glue-point="2" svg:d="M26401 16701v2414h8099v8885h-9499v-3572" svg:viewBox="0 0 9500 11300">
          <text:p/>
        </draw:connector>
        <draw:custom-shape draw:name="PackageName" draw:style-name="gr28" draw:text-style-name="P6" xml:id="id15" draw:id="id15" draw:layer="layout" svg:width="3.4cm" svg:height="3cm" svg:x="41.54cm" svg:y="30.5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5"><text:span text:style-name="T2">CO_TPDO</text:span></text:p>
          <draw:enhanced-geometry svg:viewBox="0 0 1000 718" draw:mirror-horizontal="false" draw:mirror-vertical="false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style-name="gr20" draw:text-style-name="P2" draw:layer="layout" svg:width="1.2cm" svg:height="0.7cm" svg:x="43.04cm" svg:y="31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7cm" svg:height="0.6cm" svg:x="41.94cm" svg:y="32.4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7cm" svg:height="0.6cm" svg:x="43.14cm" svg:y="32.4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9" draw:text-style-name="P1" draw:layer="информационные потоки" draw:type="curve" draw:line-skew="-1.121cm" svg:x1="27.101cm" svg:y1="23.268cm" svg:x2="41.54cm" svg:y2="32.3cm" draw:start-shape="id2" draw:start-glue-point="4" draw:end-shape="id15" draw:end-glue-point="5" svg:d="M27101 23268c9148 0 1929 9032 14439 9032" svg:viewBox="0 0 14440 9033">
          <text:p/>
        </draw:connector>
        <draw:frame draw:style-name="gr15" draw:text-style-name="P3" draw:layer="информационные потоки" svg:width="5.04cm" svg:height="0.729cm" svg:x="36.241cm" svg:y="32.49cm">
          <draw:text-box>
            <text:p><text:span text:style-name="T1">SignalCOStateChanged</text:span></text:p>
          </draw:text-box>
        </draw:frame>
        <draw:frame draw:style-name="gr15" draw:text-style-name="P3" draw:layer="информационные потоки" svg:width="4.045cm" svg:height="0.729cm" svg:x="45.055cm" svg:y="32.4cm">
          <draw:text-box>
            <text:p><text:span text:style-name="T1">SignalDOChanged</text:span></text:p>
          </draw:text-box>
        </draw:frame>
        <draw:connector draw:style-name="gr12" draw:text-style-name="P1" draw:layer="аварийные сообщения" draw:line-skew="0.787cm" svg:x1="43.24cm" svg:y1="30.5cm" svg:x2="25cm" svg:y2="24.427cm" draw:start-shape="id15" draw:start-glue-point="0" svg:d="M43240 30500v-2500h-18240v-3573" svg:viewBox="0 0 18241 6074">
          <text:p/>
        </draw:connector>
        <draw:connector draw:style-name="gr9" draw:text-style-name="P1" draw:layer="информационные потоки" draw:type="line" svg:x1="38.85cm" svg:y1="16.7cm" svg:x2="43.24cm" svg:y2="30.5cm" draw:start-shape="id6" draw:start-glue-point="2" draw:end-shape="id15" draw:end-glue-point="0" svg:d="M38850 16700l4390 13800" svg:viewBox="0 0 4391 13801">
          <text:p/>
        </draw:connector>
        <draw:custom-shape draw:name="PackageName" draw:style-name="gr29" draw:text-style-name="P6" xml:id="id7" draw:id="id7" draw:layer="layout" svg:width="3.4cm" svg:height="3cm" svg:x="24.5cm" svg:y="9.2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5"><text:span text:style-name="T2">CO_SDO</text:span></text:p>
          <draw:enhanced-geometry svg:viewBox="0 0 1000 718" draw:mirror-horizontal="false" draw:mirror-vertical="false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style-name="gr20" draw:text-style-name="P2" draw:layer="layout" svg:width="1.2cm" svg:height="0.7cm" svg:x="26cm" svg:y="10.1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7cm" svg:height="0.6cm" svg:x="24.9cm" svg:y="11.1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7cm" svg:height="0.6cm" svg:x="26.1cm" svg:y="11.1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1" draw:text-style-name="P3" draw:layer="layout" svg:width="0.6cm" svg:height="0.53cm" svg:x="24.9cm" svg:y="10.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9" draw:text-style-name="P1" draw:layer="информационные потоки" draw:type="curve" draw:line-skew="-5.575cm" svg:x1="22.901cm" svg:y1="23.268cm" svg:x2="24.5cm" svg:y2="11cm" draw:start-shape="id2" draw:start-glue-point="5" draw:end-shape="id7" draw:end-glue-point="5" svg:d="M22901 23268c-9114 0-9913-12268 1599-12268" svg:viewBox="0 0 8538 12269">
          <text:p/>
        </draw:connector>
        <draw:frame draw:style-name="gr15" draw:text-style-name="P3" draw:layer="информационные потоки" svg:width="5.04cm" svg:height="0.729cm" svg:x="19.36cm" svg:y="11.5cm">
          <draw:text-box>
            <text:p><text:span text:style-name="T1">SignalCOStateChanged</text:span></text:p>
          </draw:text-box>
        </draw:frame>
        <draw:frame draw:style-name="gr15" draw:text-style-name="P3" draw:layer="информационные потоки" svg:width="3.262cm" svg:height="0.729cm" svg:x="46.4cm" svg:y="36.9cm">
          <draw:text-box>
            <text:p><text:span text:style-name="T1">CO_CANSend</text:span></text:p>
          </draw:text-box>
        </draw:frame>
        <draw:connector draw:style-name="gr9" draw:text-style-name="P1" draw:layer="информационные потоки" draw:line-skew="0cm -4.199cm" svg:x1="53.15cm" svg:y1="38.7cm" svg:x2="7.7cm" svg:y2="12.56cm" draw:start-shape="id3" draw:start-glue-point="2" draw:end-shape="id4" draw:end-glue-point="5" svg:d="M53150 38700v502h-50150v-26642h4700" svg:viewBox="0 0 50151 26643">
          <text:p/>
        </draw:connector>
        <draw:custom-shape draw:name="PackageName" draw:style-name="gr30" draw:text-style-name="P6" xml:id="id3" draw:id="id3" draw:layer="layout" svg:width="6.7cm" svg:height="4.8cm" svg:x="49.8cm" svg:y="33.9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5"><text:span text:style-name="T2">CO_Driver</text:span></text:p>
          <draw:enhanced-geometry svg:viewBox="0 0 1000 718" draw:mirror-horizontal="false" draw:mirror-vertical="false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style-name="gr20" draw:text-style-name="P2" draw:layer="layout" svg:width="1.2cm" svg:height="0.7cm" svg:x="50.5cm" svg:y="37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1cm" svg:height="0.8cm" svg:x="50.5cm" svg:y="36.4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2" draw:text-style-name="P1" draw:layer="аварийные сообщения" draw:type="line" svg:x1="53.95cm" svg:y1="21.9cm" svg:x2="52.7cm" svg:y2="24.6cm" draw:start-shape="id10" draw:start-glue-point="2" draw:end-shape="id11" draw:end-glue-point="0" svg:d="M53950 21900l-1250 2700" svg:viewBox="0 0 1251 2701">
          <text:p/>
        </draw:connector>
        <draw:custom-shape draw:name="PackageName" draw:style-name="gr31" draw:text-style-name="P6" xml:id="id19" draw:id="id19" draw:layer="layout" svg:width="7.3cm" svg:height="4.4cm" svg:x="48.1cm" svg:y="22.3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5"><text:span text:style-name="T2">User</text:span></text:p>
          <draw:enhanced-geometry svg:viewBox="0 0 1000 718" draw:mirror-horizontal="false" draw:mirror-vertical="false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style-name="gr4" draw:text-style-name="P1" draw:layer="layout" svg:width="1.3cm" svg:height="0.8cm" svg:x="48.4cm" svg:y="25.1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5" draw:text-style-name="P3" draw:layer="информационные потоки" svg:width="5.104cm" svg:height="0.729cm" svg:x="42.696cm" svg:y="25.2cm">
          <draw:text-box>
            <text:p><text:span text:style-name="T1">SignalStateOrCommand</text:span></text:p>
          </draw:text-box>
        </draw:frame>
        <draw:connector draw:style-name="gr9" draw:text-style-name="P1" draw:layer="информационные потоки" draw:type="curve" svg:x1="27.101cm" svg:y1="23.268cm" svg:x2="48.1cm" svg:y2="24.94cm" draw:start-shape="id2" draw:start-glue-point="4" draw:end-shape="id19" draw:end-glue-point="5" svg:d="M27101 23268c15750 0 5251 1672 20999 1672" svg:viewBox="0 0 21000 1673">
          <text:p/>
        </draw:connector>
        <draw:frame draw:style-name="gr15" draw:text-style-name="P3" draw:layer="управление" svg:width="4.045cm" svg:height="0.729cm" svg:x="43.655cm" svg:y="23.271cm">
          <draw:text-box>
            <text:p><text:span text:style-name="T1">SignalDOChanged</text:span></text:p>
          </draw:text-box>
        </draw:frame>
        <draw:custom-shape draw:style-name="gr21" draw:text-style-name="P3" draw:layer="layout" svg:width="0.6cm" svg:height="0.5cm" svg:x="50.6cm" svg:y="35.4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1" draw:text-style-name="P3" draw:layer="layout" svg:width="0.6cm" svg:height="0.5cm" svg:x="51.5cm" svg:y="35.4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32" draw:text-style-name="P1" draw:layer="управление" draw:type="curve" svg:x1="52.7cm" svg:y1="25.9cm" svg:x2="49.8cm" svg:y2="36.3cm" draw:start-shape="id11" draw:start-glue-point="2" draw:end-shape="id3" draw:end-glue-point="3" svg:d="M52700 25900c0 6042-1701 5034-2614 6124s-1037 4276-286 4276" svg:viewBox="0 0 3391 10401">
          <text:p/>
        </draw:connector>
        <draw:frame draw:style-name="gr15" draw:text-style-name="P3" draw:layer="управление" svg:width="2.504cm" svg:height="0.729cm" svg:x="46.896cm" svg:y="35.271cm">
          <draw:text-box>
            <text:p><text:span text:style-name="T1">CANReset</text:span></text:p>
          </draw:text-box>
        </draw:frame>
        <draw:frame draw:style-name="gr33" draw:text-style-name="P3" draw:layer="аварийные сообщения" svg:width="6.111cm" svg:height="2.163cm" svg:x="24.926cm" svg:y="25.437cm">
          <draw:text-box>
            <text:p><text:span text:style-name="T1">SignalErrorOccured</text:span></text:p>
            <text:p><text:span text:style-name="T1">SignalErrorReleased</text:span></text:p>
            <text:p><text:span text:style-name="T1">SignalErrorOccuredFromISR</text:span></text:p>
            <text:p><text:span text:style-name="T1">SignalErrorReleasedFromISR</text:span></text:p>
          </draw:text-box>
        </draw:frame>
        <draw:connector draw:style-name="gr12" draw:text-style-name="P1" xml:id="id26" draw:id="id26" draw:layer="аварийные сообщения" draw:line-skew="6.098cm 3.07cm" svg:x1="27.9cm" svg:y1="10.7cm" svg:x2="25.001cm" svg:y2="24.428cm" draw:start-shape="id7" draw:end-shape="id2" draw:end-glue-point="2" svg:d="M27900 10700h6600v17300h-9499v-3572" svg:viewBox="0 0 9500 17301">
          <text:p/>
        </draw:connector>
        <draw:custom-shape draw:name="PackageName" draw:style-name="gr34" draw:text-style-name="P6" xml:id="id2" draw:id="id2" draw:layer="layout" svg:width="4.2cm" svg:height="2.9cm" svg:x="22.901cm" svg:y="21.528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5"><text:span text:style-name="T2">CO_NMT_EMCY</text:span>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style-name="gr4" draw:text-style-name="P1" draw:layer="layout" svg:width="0.7cm" svg:height="0.6cm" svg:x="23.201cm" svg:y="22.63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1.2cm" svg:height="0.7cm" svg:x="24.701cm" svg:y="22.43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6cm" svg:height="0.5cm" svg:x="23.901cm" svg:y="23.43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name="PackageName" draw:style-name="gr35" draw:text-style-name="P6" xml:id="id17" draw:id="id17" draw:layer="layout" svg:width="4.4cm" svg:height="2.5cm" svg:x="23.601cm" svg:y="29.201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5"><text:span text:style-name="T2">CO_HBProducer</text:span></text:p>
          <draw:enhanced-geometry svg:viewBox="0 0 1000 718" draw:mirror-horizontal="false" draw:mirror-vertical="false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style-name="gr20" draw:text-style-name="P2" draw:layer="layout" svg:width="1.2cm" svg:height="0.7cm" svg:x="25.101cm" svg:y="30.101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7cm" svg:height="0.6cm" svg:x="24.001cm" svg:y="30.001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name="PackageName" draw:style-name="gr36" draw:text-style-name="P6" xml:id="id25" draw:id="id25" draw:layer="layout" svg:width="4.3cm" svg:height="3.4cm" svg:x="23.701cm" svg:y="32.101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5"><text:span text:style-name="T2">CO_EMCYSend</text:span></text:p>
          <draw:enhanced-geometry svg:viewBox="0 0 1000 718" draw:mirror-horizontal="false" draw:mirror-vertical="false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style-name="gr20" draw:text-style-name="P2" draw:layer="layout" svg:width="1.2cm" svg:height="0.7cm" svg:x="25.501cm" svg:y="33.201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7cm" svg:height="0.6cm" svg:x="24.301cm" svg:y="33.101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name="PackageName" draw:style-name="gr37" draw:text-style-name="P6" xml:id="id5" draw:id="id5" draw:layer="layout" svg:width="3.4cm" svg:height="3cm" svg:x="24.701cm" svg:y="13.701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5"><text:span text:style-name="T2">CO_RPDO</text:span></text:p>
          <draw:enhanced-geometry svg:viewBox="0 0 1000 718" draw:mirror-horizontal="false" draw:mirror-vertical="false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style-name="gr20" draw:text-style-name="P2" draw:layer="layout" svg:width="1.2cm" svg:height="0.7cm" svg:x="26.201cm" svg:y="14.601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7cm" svg:height="0.6cm" svg:x="25.101cm" svg:y="15.601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2" draw:text-style-name="P1" xml:id="id27" draw:id="id27" draw:layer="аварийные сообщения" svg:x1="28.001cm" svg:y1="30.451cm" svg:x2="34.5cm" svg:y2="28cm" draw:start-shape="id17" draw:start-glue-point="1" draw:end-shape="id26" draw:end-glue-point="0" svg:d="M28001 30451h6499v-2451" svg:viewBox="0 0 6500 2452">
          <text:p/>
        </draw:connector>
        <draw:connector draw:style-name="gr12" draw:text-style-name="P1" draw:layer="аварийные сообщения" svg:x1="28.001cm" svg:y1="33.801cm" svg:x2="34.5cm" svg:y2="30.451cm" draw:start-shape="id25" draw:start-glue-point="1" draw:end-shape="id27" draw:end-glue-point="0" svg:d="M28001 33801h6499v-3350" svg:viewBox="0 0 6500 3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pitch="variable"/>
    <style:font-face style:name="FreeSans2" svg:font-family="FreeSans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аварийные сообщения"/>
      <draw:layer draw:name="информационные потоки"/>
      <draw:layer draw:name="управление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7T13:21:45.957594624</meta:creation-date>
    <dc:date>2016-09-17T18:34:16.353902267</dc:date>
    <meta:editing-duration>P1DT10H23M49S</meta:editing-duration>
    <meta:editing-cycles>114</meta:editing-cycles>
    <meta:generator>LibreOffice/4.2.8.2$Linux_X86_64 LibreOffice_project/420m0$Build-2</meta:generator>
    <meta:document-statistic meta:object-count="151"/>
  </office:meta>
</office:document-meta>
</file>